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e these two functions the same?</text:p>
      <text:p text:style-name="Standard"/>
      <text:p text:style-name="Standard"><text:tab/><text:tab/>(define x 5)<text:tab/><text:tab/>(with (x 5)</text:p>
      <text:p text:style-name="Standard"><text:tab/><text:tab/>(define y 3)<text:tab/><text:tab/>(with (y 3)</text:p>
      <text:p text:style-name="Standard"><text:tab/><text:tab/>(+ x y)<text:tab/><text:tab/><text:tab/>(+ x y)))</text:p>
      <text:p text:style-name="Standard"><text:tab/><text:tab/> <text:s text:c="7"/>|<text:tab/><text:tab/><text:tab/> <text:s text:c="5"/>|</text:p>
      <text:p text:style-name="Standard"><text:tab/><text:tab/> <text:s text:c="6"/>8<text:tab/><text:tab/><text:tab/> <text:s text:c="5"/>8</text:p>
      <text:p text:style-name="Standard"/>
      <text:p text:style-name="Standard"/>
      <text:p text:style-name="Standard"><text:tab/><text:tab/><text:tab/><text:tab/> &lt;num&gt;?</text:p>
      <text:p text:style-name="Standard">&lt;prog&gt; := &lt;expr&gt;<text:tab/><text:tab/> <text:s text:c="6"/>|</text:p>
      <text:p text:style-name="Standard"><text:tab/>&lt;expr&gt; := {with {&lt;id&gt; &lt;expr&gt;} &lt;expr&gt;}</text:p>
      <text:p text:style-name="Standard"><text:tab/><text:tab/>| {+ &lt;expr&gt; &lt;expr&gt;}</text:p>
      <text:p text:style-name="Standard"/>
      <text:p text:style-name="Standard">The scope of a with statement is its bo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CMPSC220<text:tab/>ICN<text:tab/>201110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den Licastro</meta:initial-creator>
    <meta:creation-date>2011-10-11T13:39:50</meta:creation-date>
    <dc:date>2011-10-25T13:39:44</dc:date>
    <dc:creator>Braden Licastro</dc:creator>
    <meta:editing-duration>PT00H35M30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55" meta:character-count="308"/>
  </office:meta>
</office:document-meta>
</file>